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1200000465D81B1E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Header" style:master-page-name="Standard">
      <style:paragraph-properties>
        <style:tab-stops/>
      </style:paragraph-properties>
    </style:style>
    <style:style style:name="P2" style:family="paragraph" style:parent-style-name="Header">
      <style:paragraph-properties>
        <style:tab-stops/>
      </style:paragraph-properties>
    </style:style>
    <style:style style:name="P3" style:family="paragraph" style:parent-style-name="Header">
      <style:paragraph-properties>
        <style:tab-stops/>
      </style:paragraph-properties>
      <style:text-properties style:font-name="Tempus Sans IT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" style:family="paragraph" style:parent-style-name="Header" style:list-style-name="L1">
      <style:paragraph-properties>
        <style:tab-stops/>
      </style:paragraph-properties>
    </style:style>
    <style:style style:name="P5" style:family="paragraph" style:parent-style-name="Header" style:list-style-name="L2">
      <style:paragraph-properties>
        <style:tab-stops/>
      </style:paragraph-properties>
    </style:style>
    <style:style style:name="P6" style:family="paragraph" style:parent-style-name="Header" style:list-style-name="L3">
      <style:paragraph-properties>
        <style:tab-stops/>
      </style:paragraph-properties>
    </style:style>
    <style:style style:name="P7" style:family="paragraph" style:parent-style-name="Header" style:list-style-name="L4">
      <style:paragraph-properties>
        <style:tab-stops/>
      </style:paragraph-properties>
    </style:style>
    <style:style style:name="P8" style:family="paragraph" style:parent-style-name="Header" style:list-style-name="L5">
      <style:paragraph-properties>
        <style:tab-stops/>
      </style:paragraph-properties>
    </style:style>
    <style:style style:name="P9" style:family="paragraph" style:parent-style-name="Header" style:list-style-name="WW8Num1">
      <style:paragraph-properties>
        <style:tab-stops/>
      </style:paragraph-properties>
    </style:style>
    <style:style style:name="P10" style:family="paragraph" style:parent-style-name="Header" style:list-style-name="WW8Num2">
      <style:paragraph-properties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5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Elements</text:p>
      <text:p text:style-name="P2">Metal: <text:s/><text:span text:style-name="T1">2 hands moving in same arc, use different parts of the blade like separate hands</text:span></text:p>
      <text:list text:style-name="L1">
        <text:list-item>
          <text:p text:style-name="P4">Block up and to side with base of blade, control opponent, switch step, and chop diagonally down and to side</text:p>
        </text:list-item>
      </text:list>
      <text:p text:style-name="P2"/>
      <text:p text:style-name="P2">Water: <text:span text:style-name="T1">2 forces moving in opposite directions</text:span></text:p>
      <text:list text:style-name="L2">
        <text:list-item>
          <text:p text:style-name="P5">Retreating high split, switch step, chop forward. <text:s/></text:p>
        </text:list-item>
      </text:list>
      <text:p text:style-name="P2"/>
      <text:p text:style-name="P2">Wood: <text:s/><text:span text:style-name="T1">Any parry followed by a thrust</text:span></text:p>
      <text:list text:style-name="L3">
        <text:list-item>
          <text:p text:style-name="P6">Parry, control <text:s/>and switch step, thrust. <text:s text:c="2"/>(La, Na, Zha)</text:p>
        </text:list-item>
      </text:list>
      <text:p text:style-name="P2"/>
      <text:p text:style-name="P2">Fire: <text:s/><text:span text:style-name="T1">Most explosive, least controlled, or block/ attack</text:span></text:p>
      <text:list text:style-name="L4">
        <text:list-item>
          <text:p text:style-name="P7">I: Low block, high block, switch step, strike from behind head</text:p>
        </text:list-item>
        <text:list-item>
          <text:p text:style-name="P7">II: Sidestep and <text:s/>block/ attack, sidestep and block/ attack.</text:p>
        </text:list-item>
      </text:list>
      <text:p text:style-name="P2"/>
      <text:p text:style-name="P2">Earth: <text:s/><text:span text:style-name="T1">Springing and Chasing</text:span></text:p>
      <text:list text:style-name="L5">
        <text:list-item>
          <text:p text:style-name="P8">Circle towards back of blade, switch step and horizontal cut (Lazy D)</text:p>
        </text:list-item>
      </text:list>
      <text:p text:style-name="P2"/>
      <text:p text:style-name="P2"/>
      <text:p text:style-name="P3">Form:</text:p>
      <text:list text:style-name="WW8Num1">
        <text:list-item>
          <text:p text:style-name="P9">Start in Wuji with weapon reversed under R <text:s/>arm.</text:p>
        </text:list-item>
      </text:list>
      <text:list text:style-name="WW8Num2">
        <text:list-item>
          <text:p text:style-name="P10">Step back to San Ti.</text:p>
        </text:list-item>
        <text:list-item>
          <text:p text:style-name="P10">Switch Step Metal </text:p>
        </text:list-item>
        <text:list-item>
          <text:p text:style-name="P10">Retreat and Switch Step Water </text:p>
        </text:list-item>
        <text:list-item>
          <text:p text:style-name="P10">Switch Step Wood</text:p>
        </text:list-item>
        <text:list-item>
          <text:p text:style-name="P10">Switch Step Fire I</text:p>
        </text:list-item>
        <text:list-item>
          <text:p text:style-name="P10">Switch Step Fire II </text:p>
        </text:list-item>
        <text:list-item>
          <text:p text:style-name="P10">Switch Step Earth</text:p>
        </text:list-item>
        <text:list-item>
          <text:p text:style-name="P10">Turn and upward cut, settle into San Ti</text:p>
        </text:list-item>
        <text:list-item>
          <text:p text:style-name="P10">Switch Step Metal </text:p>
        </text:list-item>
        <text:list-item>
          <text:p text:style-name="P10">Retreat and Switch Step Water </text:p>
        </text:list-item>
        <text:list-item>
          <text:p text:style-name="P10">Switch Step Wood</text:p>
        </text:list-item>
        <text:list-item>
          <text:p text:style-name="P10">Switch Step Fire I</text:p>
        </text:list-item>
        <text:list-item>
          <text:p text:style-name="P10">Switch Step Fire II </text:p>
        </text:list-item>
        <text:list-item>
          <text:p text:style-name="P10">Switch Step Earth</text:p>
        </text:list-item>
        <text:list-item>
          <text:p text:style-name="P10">Turn <text:s/>and upward cut, settle into San Ti</text:p>
        </text:list-item>
        <text:list-item>
          <text:p text:style-name="P10">Close to Chuk San </text:p>
        </text:list-item>
        <text:list-item>
          <text:p text:style-name="P10">Finish (Weapon under R arm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Tempus Sans ITC" fo:font-size="20pt" fo:font-weight="bold" style:font-size-asian="20pt" style:font-weight-asian="bold"/>
    </style:style>
    <style:style style:name="P2" style:family="paragraph">
      <style:paragraph-properties fo:text-align="center" style:writing-mode="lr-tb"/>
      <style:text-properties fo:font-size="24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draw:line text:anchor-type="char" draw:z-index="1" draw:style-name="gr1" draw:text-style-name="P2" svg:x1="0.0563in" svg:y1="0.5028in" svg:x2="6.5563in" svg:y2="0.5028in"><text:p/></draw:line><draw:frame draw:style-name="fr1" draw:name="graphics1" text:anchor-type="char" svg:x="0in" svg:y="-0.3in" svg:width="0.7409in" svg:height="0.8in" draw:z-index="0"><draw:image xlink:href="Pictures/100000000000041200000465D81B1EE0.png" xlink:type="simple" xlink:show="embed" xlink:actuate="onLoad"/></draw:frame> Hsing- I 2 Handed Broadswor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5 Element Short Staff</dc:title>
    <meta:initial-creator>Nik Ogura</meta:initial-creator>
    <meta:creation-date>2002-05-13T19:50:00</meta:creation-date>
    <dc:date>2006-01-16T12:12:56</dc:date>
    <meta:print-date>2006-01-16T11:46:59</meta:print-date>
    <dc:language>en-US</dc:language>
    <meta:editing-cycles>12</meta:editing-cycles>
    <meta:editing-duration>PT4H3M5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2" meta:word-count="200" meta:character-count="1134"/>
  </office:meta>
</office:document-meta>
</file>